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StringBuffer v/s String Builder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22" calcext:value-type="date">
            <text:p>22/11/23</text:p>
          </table:table-cell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22" calcext:value-type="date">
            <text:p>22/11/23</text:p>
          </table:table-cell>
        </table:table-row>
        <table:table-row table:style-name="ro1">
          <table:table-cell office:value-type="string" calcext:value-type="string">
            <text:p>Array&amp;ArrayList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23-11-22" calcext:value-type="date">
            <text:p>22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0:37:13.1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22T18:04:23.500000000</dc:date>
    <meta:editing-duration>PT18H47M45S</meta:editing-duration>
    <meta:editing-cycles>21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